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B4000001160A3008ECAC5DA412.png" manifest:media-type="image/png"/>
  <manifest:file-entry manifest:full-path="Pictures/100000000000023100000220A64CDAF515F84E32.jpg" manifest:media-type="image/jpeg"/>
  <manifest:file-entry manifest:full-path="Pictures/100000000000003400000034B04F67DFB65F1BB3.jpg" manifest:media-type="image/jpeg"/>
  <manifest:file-entry manifest:full-path="Pictures/100002010000002E0000002EF6599CB6BFAE8C18.png" manifest:media-type="image/png"/>
  <manifest:file-entry manifest:full-path="Pictures/100000000000013B000000A0DB37BEC099FA3F1A.jpg" manifest:media-type="image/jpeg"/>
  <manifest:file-entry manifest:full-path="Pictures/100002010000012C000000EAABDA229085718999.png" manifest:media-type="image/png"/>
  <manifest:file-entry manifest:full-path="Pictures/1000000000000113000000B70696343D251B7489.png" manifest:media-type="image/png"/>
  <manifest:file-entry manifest:full-path="Pictures/1000020100001150000005146A95512B0207AAB1.png" manifest:media-type="image/png"/>
  <manifest:file-entry manifest:full-path="Pictures/10000000000002E200000302F74EA77ABBF77873.jpg" manifest:media-type="image/jpeg"/>
  <manifest:file-entry manifest:full-path="Pictures/100000000000034A000001B80B27FAA169CBA660.jpg" manifest:media-type="image/jpeg"/>
  <manifest:file-entry manifest:full-path="Pictures/100002010000026800000057982ABEE169A73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pr5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pr6" style:family="presentation" style:parent-style-name="PPT_5f_Template1-notes">
      <style:graphic-properties draw:fill-color="#ffffff" fo:min-height="13.365cm"/>
    </style:style>
    <style:style style:name="pr7" style:family="presentation" style:parent-style-name="PPT_5f_Template3-title">
      <style:graphic-properties draw:auto-grow-height="true" fo:min-height="0.888cm"/>
    </style:style>
    <style:style style:name="pr8" style:family="presentation" style:parent-style-name="PPT_5f_Template3-outline1" style:list-style-name="L4">
      <style:graphic-properties fo:min-height="8.893cm"/>
    </style:style>
    <style:style style:name="pr9" style:family="presentation" style:parent-style-name="PPT_5f_Template3-notes">
      <style:graphic-properties draw:fill-color="#ffffff" fo:min-height="13.365cm"/>
    </style:style>
    <style:style style:name="pr10" style:family="presentation" style:parent-style-name="PPT_5f_Template3-title">
      <style:graphic-properties fo:min-height="0.888cm"/>
    </style:style>
    <style:style style:name="pr11" style:family="presentation" style:parent-style-name="PPT_5f_Template3-outline1">
      <style:graphic-properties fo:min-height="8.893cm"/>
    </style:style>
    <style:style style:name="pr12" style:family="presentation" style:parent-style-name="PPT_5f_Template3-notes">
      <style:graphic-properties draw:fill-color="#ffffff" fo:min-height="13.364cm"/>
    </style:style>
    <style:style style:name="pr13" style:family="presentation" style:parent-style-name="PPT_5f_Template3-outline1" style:list-style-name="L4">
      <style:graphic-properties fo:min-height="8.893cm"/>
    </style:style>
    <style:style style:name="pr14" style:family="presentation" style:parent-style-name="PPT_5f_Template9-notes">
      <style:graphic-properties draw:fill-color="#ffffff" fo:min-height="13.365cm"/>
    </style:style>
    <style:style style:name="pr15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Dynamic Memory Allocation</text:span></text:p>
          </draw:text-box>
        </draw:frame>
        <draw:frame draw:name="Text Placeholder 2" presentation:style-name="pr2" draw:text-style-name="P4" draw:layer="layout" svg:width="14.604cm" svg:height="1.057cm" svg:x="1.905cm" svg:y="6.985cm" presentation:class="outline" presentation:user-transformed="true">
          <draw:text-box>
            <text:p text:style-name="P3"><text:span text:style-name="T2">V SRIKANTH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1" xml:id="id2" draw:id="id2">
        <office:forms form:automatic-focus="false" form:apply-design-mode="false"/>
        <draw:frame draw:name="Title 1" presentation:style-name="pr4" draw:text-style-name="P2" draw:layer="layout" svg:width="18.414cm" svg:height="1.269cm" svg:x="0.4cm" svg:y="0.3cm" presentation:class="title" presentation:user-transformed="true">
          <draw:text-box>
            <text:p text:style-name="P5"><text:span text:style-name="T1">Sub Topics :</text:span></text:p>
          </draw:text-box>
        </draw:frame>
        <draw:frame draw:name="Text Placeholder 2" presentation:style-name="pr5" draw:text-style-name="P4" draw:layer="layout" svg:width="17.271cm" svg:height="1.248cm" svg:x="0.529cm" svg:y="4.552cm" presentation:class="outline" presentation:user-transformed="true">
          <draw:text-box>
            <text:list text:style-name="L2">
              <text:list-item>
                <text:p text:style-name="P6"><text:span text:style-name="T3">Various ways of dynamic memory allocation.</text:span></text:p>
              </text:list-item>
              <text:list-item>
                <text:p text:style-name="P6"><text:span text:style-name="T3">free</text:span></text:p>
              </text:list-item>
              <text:list-item>
                <text:p text:style-name="P6"><text:span text:style-name="T3">Validation</text:span></text:p>
              </text:list-item>
              <text:list-item>
                <text:p text:style-name="P6"><text:span text:style-name="T3">Types of errors</text:span></text:p>
              </text:list-item>
              <text:list-item>
                <text:p text:style-name="P6"><text:span text:style-name="T3">Memory leak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" xml:id="id3" draw:id="id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Ways of allocating Memory</text:p>
          </draw:text-box>
        </draw:frame>
        <draw:frame presentation:style-name="pr8" draw:layer="layout" svg:width="19.444cm" svg:height="8.927cm" svg:x="0.356cm" svg:y="1.473cm" presentation:class="outline" presentation:user-transformed="true">
          <draw:text-box>
            <text:list text:style-name="L3">
              <text:list-header>
                <text:p><text:span text:style-name="T4">There are three types of Dynamic memory allocations:</text:span></text:p>
                <text:list>
                  <text:list-item>
                    <text:list>
                      <text:list-item>
                        <text:p><text:span text:style-name="T5">malloc</text:span></text:p>
                      </text:list-item>
                      <text:list-item>
                        <text:p><text:span text:style-name="T5">calloc</text:span></text:p>
                      </text:list-item>
                      <text:list-item>
                        <text:p><text:span text:style-name="T5">realloc</text:span></text:p>
                      </text:list-item>
                    </text:list>
                  </text:list-item>
                </text:list>
              </text:list-header>
            </text:list>
            <text:list text:style-name="L2">
              <text:list-header>
                <text:p><text:span text:style-name="T6">malloc()</text:span></text:p>
              </text:list-header>
            </text:list>
            <text:list text:style-name="L3">
              <text:list-header>
                <text:p><text:span text:style-name="T7"><text:s text:c="5"/></text:span><text:span text:style-name="T7"><text:tab/></text:span><text:span text:style-name="T7">The malloc() function allocates size bytes and returns a pointer to the allocated memory. <text:s/>The memory is not initialized. <text:s/>If size is 0, then malloc() returns either NULL, or a unique pointer value.</text:span></text:p>
                <text:p><text:span text:style-name="T6">Syntax of malloc</text:span></text:p>
                <text:list>
                  <text:list-header>
                    <text:p><text:span text:style-name="T5">(void *) malloc (size_t <text:s/>size);</text:span></text:p>
                  </text:list-header>
                </text:list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2T1" xml:id="id4" draw:id="id4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How to allocate memory using malloc()</text:p>
          </draw:text-box>
        </draw:frame>
        <draw:frame presentation:style-name="pr11" draw:layer="layout" svg:width="19.244cm" svg:height="9.143cm" svg:x="0.356cm" svg:y="1.473cm" presentation:class="outline" presentation:user-transformed="true">
          <draw:text-box>
            <text:list text:style-name="L2">
              <text:list-header>
                <text:p>Ex: Allocating memory for 10 integers</text:p>
                <text:list>
                  <text:list-header>
                    <text:p><text:span text:style-name="T7">int main(void) {</text:span></text:p>
                    <text:list>
                      <text:list-header>
                        <text:p><text:span text:style-name="T7">int *arr;</text:span></text:p>
                        <text:p><text:span text:style-name="T7">arr = (int *) malloc (10 * sizeof(int));</text:span></text:p>
                        <text:p><text:span text:style-name="T7">return 0;</text:span></text:p>
                      </text:list-header>
                    </text:list>
                    <text:p><text:span text:style-name="T7">}</text:span></text:p>
                    <text:p><text:span text:style-name="T7"/></text:p>
                  </text:list-header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2T1" xml:id="id5" draw:id="id5">
        <office:forms form:automatic-focus="false" form:apply-design-mode="false"/>
        <draw:frame presentation:style-name="pr11" draw:text-style-name="P7" draw:layer="layout" svg:width="19.444cm" svg:height="9.143cm" svg:x="0.356cm" svg:y="1.473cm" presentation:class="outline" presentation:user-transformed="true">
          <draw:text-box>
            <text:list text:style-name="L2">
              <text:list-header>
                <text:p><text:span text:style-name="T6">calloc()</text:span></text:p>
                <text:p><text:span text:style-name="T6"><text:s text:c="5"/></text:span><text:span text:style-name="T6"><text:tab/></text:span><text:span text:style-name="T5">The calloc() function allocates memory for an array of nmemb elements of size bytes each and returns a pointer to the allocated memory. <text:s/>The memory is set to zero. <text:s/>If nmemb or size is 0, then calloc() returns either NULL, or a unique pointer value.</text:span></text:p>
                <text:p><text:span text:style-name="T6">Syntax of calloc()</text:span></text:p>
                <text:list>
                  <text:list-header>
                    <text:p><text:span text:style-name="T5">void *calloc (size_t nmeb, size_t <text:s/>size);</text:span></text:p>
                    <text:p><text:span text:style-name="T5"/></text:p>
                  </text:list-header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2T1" xml:id="id6" draw:id="id6">
        <office:forms form:automatic-focus="false" form:apply-design-mode="false"/>
        <draw:frame presentation:style-name="pr10" draw:layer="layout" svg:width="18.202cm" svg:height="0.888cm" svg:x="0.212cm" svg:y="0.169cm" presentation:class="title" presentation:user-transformed="true">
          <draw:text-box>
            <text:p>How to allocate memory using calloc()</text:p>
          </draw:text-box>
        </draw:frame>
        <draw:frame presentation:style-name="pr11" draw:layer="layout" svg:width="19.444cm" svg:height="9.143cm" svg:x="0.356cm" svg:y="1.473cm" presentation:class="outline" presentation:user-transformed="true">
          <draw:text-box>
            <text:list text:style-name="L2">
              <text:list-header>
                <text:p>Ex: Allocating memory for 10 integers</text:p>
                <text:list>
                  <text:list-header>
                    <text:p><text:span text:style-name="T7">int main(void) {</text:span></text:p>
                    <text:list>
                      <text:list-header>
                        <text:p><text:span text:style-name="T7">int *arr;</text:span></text:p>
                        <text:p><text:span text:style-name="T7">arr = (int *) calloc (10, sizeof(int));</text:span></text:p>
                        <text:p><text:span text:style-name="T7">return 0;</text:span></text:p>
                      </text:list-header>
                    </text:list>
                    <text:p><text:span text:style-name="T7">}</text:span></text:p>
                    <text:p><text:span text:style-name="T7">Allocating memory to arr of 10 integers.</text:span></text:p>
                  </text:list-header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" xml:id="id7" draw:id="id7">
        <office:forms form:automatic-focus="false" form:apply-design-mode="false"/>
        <draw:frame presentation:style-name="pr13" draw:layer="layout" svg:width="19.444cm" svg:height="9.143cm" svg:x="0.356cm" svg:y="1.473cm" presentation:class="outline" presentation:user-transformed="true">
          <draw:text-box>
            <text:list text:style-name="L2">
              <text:list-header>
                <text:p><text:span text:style-name="T6">realloc()</text:span></text:p>
                <text:p><text:s text:c="4"/><text:span text:style-name="T7">The realloc() function changes the size of the memory block pointed to by ptr to size bytes. <text:s/>The contents will be unchanged in <text:s/>the <text:s/>range from <text:s/>the start <text:s/>of <text:s/>the <text:s/>region up to the minimum of the old and new sizes.</text:span></text:p>
                <text:p><text:span text:style-name="T6">Syntax of realloc()</text:span></text:p>
                <text:list>
                  <text:list-header>
                    <text:p><text:span text:style-name="T5">void *realloc (void *ptr, size_t <text:s/>size);</text:span></text:p>
                  </text:list-header>
                </text:list>
                <text:p><text:span text:style-name="T7"/></text:p>
              </text:list-header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" xml:id="id8" draw:id="id8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How to allocate Memory using realloc() </text:p>
          </draw:text-box>
        </draw:frame>
        <draw:frame presentation:style-name="pr11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Ex: First allocate memory of 10 integres and modified to 20 integers.</text:p>
                <text:list>
                  <text:list-header>
                    <text:p><text:span text:style-name="T7">int main(void) {</text:span></text:p>
                    <text:list>
                      <text:list-header>
                        <text:p><text:span text:style-name="T7">int *arr;</text:span></text:p>
                        <text:p><text:span text:style-name="T7">arr = (int *) malloc (10 * sizeof(int));</text:span></text:p>
                        <text:p><text:span text:style-name="T7">arr = (int *) realloc (arr, 20 * sizeof(int));</text:span></text:p>
                        <text:p><text:span text:style-name="T7">return 0;</text:span></text:p>
                      </text:list-header>
                    </text:list>
                    <text:p><text:span text:style-name="T7">}</text:span></text:p>
                    <text:p><text:span text:style-name="T7"/></text:p>
                  </text:list-header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2T1" xml:id="id9" draw:id="id9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<text:s text:c="2"/>free</text:p>
          </draw:text-box>
        </draw:frame>
        <draw:frame presentation:style-name="pr11" draw:layer="layout" svg:width="19.244cm" svg:height="9.143cm" svg:x="0.356cm" svg:y="1.473cm" presentation:class="outline" presentation:user-transformed="true">
          <draw:text-box>
            <text:list text:style-name="L2">
              <text:list-header>
                <text:p><text:span text:style-name="T6">free()</text:span></text:p>
                <text:p><text:span text:style-name="T7"><text:s text:c="6"/></text:span><text:span text:style-name="T7">The free() function frees the memory space pointed to by ptr.</text:span></text:p>
                <text:p><text:span text:style-name="T6">Syntax of free</text:span></text:p>
                <text:list>
                  <text:list-header>
                    <text:p><text:span text:style-name="T5">void free(void *ptr);</text:span></text:p>
                  </text:list-header>
                </text:list>
                <text:p><text:span text:style-name="T6">How to free Memory</text:span></text:p>
                <text:list>
                  <text:list-header>
                    <text:p><text:span text:style-name="T8">int main(void) {</text:span></text:p>
                    <text:list>
                      <text:list-header>
                        <text:p><text:span text:style-name="T8">inr *arr;</text:span></text:p>
                        <text:p><text:span text:style-name="T8">arr = (int *) malloc (10 * sizeof(int));</text:span></text:p>
                        <text:p><text:span text:style-name="T8">free(arr);</text:span></text:p>
                        <text:p><text:span text:style-name="T8">return 0;</text:span></text:p>
                      </text:list-header>
                    </text:list>
                    <text:p><text:span text:style-name="T8">}</text:span></text:p>
                  </text:list-header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2T1" xml:id="id10" draw:id="id10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<text:s/>Validation<text:tab/></text:p>
          </draw:text-box>
        </draw:frame>
        <draw:frame presentation:style-name="pr11" draw:layer="layout" svg:width="19.244cm" svg:height="9.143cm" svg:x="0.356cm" svg:y="1.473cm" presentation:class="outline" presentation:user-transformed="true">
          <draw:text-box>
            <text:list text:style-name="L2">
              <text:list-item>
                <text:p>In dynamic memory allocation the malloc(), calloc() and realloc() returns values, for success gives the return a pointer to the allocated memory, failure returs the NULL.</text:p>
              </text:list-item>
              <text:list-item>
                <text:p>Validate the pointer based on return values.</text:p>
                <text:list>
                  <text:list-header>
                    <text:p>int main(void) {</text:p>
                    <text:list>
                      <text:list-header>
                        <text:p>int *arr;</text:p>
                        <text:p>arr = (int *) malloc (10 * sizeof(int));</text:p>
                        <text:p>if (arr == NULL) <text:s/>{</text:p>
                        <text:list>
                          <text:list-header>
                            <text:p>printf(“Memory not allocated”);</text:p>
                          </text:list-header>
                        </text:list>
                        <text:p>} else {</text:p>
                        <text:list>
                          <text:list-header>
                            <text:p>printf(“Memory allocated”);</text:p>
                            <text:p>free(arr);</text:p>
                          </text:list-header>
                        </text:list>
                        <text:p>}</text:p>
                        <text:p>return 0;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2T1" xml:id="id11" draw:id="id11">
        <office:forms form:automatic-focus="false" form:apply-design-mode="false"/>
        <draw:frame presentation:style-name="pr10" draw:layer="layout" svg:width="18.202cm" svg:height="0.888cm" svg:x="0.212cm" svg:y="0.169cm" presentation:class="title" presentation:user-transformed="true">
          <draw:text-box>
            <text:p>Types of errors</text:p>
          </draw:text-box>
        </draw:frame>
        <draw:frame presentation:style-name="pr11" draw:layer="layout" svg:width="19.244cm" svg:height="9.143cm" svg:x="0.356cm" svg:y="1.473cm" presentation:class="outline" presentation:user-transformed="true">
          <draw:text-box>
            <text:list text:style-name="L2">
              <text:list-item>
                <text:p>First validate the pointer return value and access the pointer without proper validation we use pointer gets segmentation fault.</text:p>
              </text:list-item>
              <text:list-item>
                <text:p>If free() the pointer two times what happen ?</text:p>
                <text:list>
                  <text:list-header>
                    <text:p>int main(void) {</text:p>
                    <text:list>
                      <text:list-header>
                        <text:p>int *ptr;</text:p>
                        <text:p>ptr = (int *) malloc (10 * sizeof(int)); //allocating 40 byte of memory</text:p>
                        <text:p>if (ptr != NULL) {</text:p>
                        <text:list>
                          <text:list-header>
                            <text:p>free(ptr);</text:p>
                            <text:p>free(ptr);</text:p>
                          </text:list-header>
                        </text:list>
                        <text:p>}</text:p>
                        <text:p>return 0;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2T1" xml:id="id12" draw:id="id12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<text:s/>Memory leaks</text:p>
          </draw:text-box>
        </draw:frame>
        <draw:frame presentation:style-name="pr11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Memory leak occurs when create a memory in heap and forget to delete it.</text:p>
                <text:list>
                  <text:list-header>
                    <text:p>void fun(void) {</text:p>
                    <text:list>
                      <text:list-header>
                        <text:p>int *arr;</text:p>
                        <text:p>arr = (int *) malloc (10 * sizeof(int));</text:p>
                        <text:p>return;</text:p>
                      </text:list-header>
                    </text:list>
                    <text:p>}</text:p>
                    <text:p>int main(void) {</text:p>
                    <text:list>
                      <text:list-header>
                        <text:p>fun();</text:p>
                        <text:p>return 0;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presentation:presentation-page-layout-name="AL2T1" xml:id="id13" draw:id="id13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Avoid Memory leaks</text:p>
          </draw:text-box>
        </draw:frame>
        <draw:frame presentation:style-name="pr11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To avoid memory leaks we can free the memory at the end of the programme.</text:p>
                <text:list>
                  <text:list-header>
                    <text:p>void fun(void) {</text:p>
                    <text:list>
                      <text:list-header>
                        <text:p>int *arr;</text:p>
                        <text:p>arr = (int *) malloc (10 * sizeof(int)); //allocating 40 bytes of memory</text:p>
                        <text:p>free(arr); //free the memory</text:p>
                        <text:p>return;</text:p>
                      </text:list-header>
                    </text:list>
                    <text:p>}</text:p>
                    <text:p>int main(void) {</text:p>
                    <text:list>
                      <text:list-header>
                        <text:p>fun();</text:p>
                        <text:p>return 0;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PT_5f_Template9" xml:id="id14" draw:id="id14">
        <office:forms form:automatic-focus="false" form:apply-design-mode="false"/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PT_5f_Template10" xml:id="id15" draw:id="id15">
        <office:forms form:automatic-focus="false" form:apply-design-mode="false"/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F74EA77ABBF77873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6A95512B0207AAB1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37BEC099FA3F1A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0B27FAA169CBA66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ABDA229085718999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B04F67DFB65F1BB3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0A3008ECAC5DA412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92</meta:editing-cycles>
    <meta:creation-date>2018-02-13T08:50:50</meta:creation-date>
    <dc:date>2019-05-27T20:07:15.372768883</dc:date>
    <meta:editing-duration>PT3H38M44S</meta:editing-duration>
    <meta:generator>LibreOffice/4.2.7.2$Linux_x86 LibreOffice_project/420m0$Build-2</meta:generator>
    <meta:document-statistic meta:object-count="2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